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SINARAHUA SALAS, EMERSO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SINARAHUA SALAS, EMERS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RIOS PEREZ, GEIDELV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4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2644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14:05:4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